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office:automatic-styles>
  <office:body>
    <office:text>
      <text:h text:style-name="Heading_20_1" text:outline-level="1">Michael Bubb</text:h>
      <text:p text:style-name="First_20_paragraph">Phone: +1.646.783.8769<text:line-break/>Email: <text:a xlink:type="simple" xlink:href="mailto:michael.bubb@gmail.com" office:name=""><text:span text:style-name="Definition">michael.bubb@gmail.com</text:span></text:a><text:line-break/>LinkedIn: <text:a xlink:type="simple" xlink:href="https://www.linkedin.com/in/mpbubb" office:name=""><text:span text:style-name="Definition">linkedin.com/in/mpbubb</text:span></text:a><text:line-break/>GitHub: <text:a xlink:type="simple" xlink:href="https://github.com/mbubb" office:name=""><text:span text:style-name="Definition">github.com/mbubb</text:span></text:a><text:line-break/>gpgKey: <text:a xlink:type="simple" xlink:href="http://mbubb.devio.us/gpg/pub_key.asc" office:name=""><text:span text:style-name="Definition">mbubb.devio.us/gpg/pub_key.asc</text:span></text:a></text:p>
      <text:h text:style-name="Heading_20_2" text:outline-level="2">Profile</text:h>
      <text:p text:style-name="First_20_paragraph">Linux Systems Engineer with over a decade of root access on enterprise Linux environments. I have specialized in datacenter buildouts including Hadoop clusters, Netezza analytics subnets and Aerospike clusters. Often in a 'sole sysadmin' role, I have built and lead teams as organizations have gone through rapid growth. Currently am working to improve tool building skills as well as gaining experience with infrastructure management frameworks like Ansible and Kubernetes.</text:p>
      <text:h text:style-name="Heading_20_2" text:outline-level="2">Industry Experience</text:h>
      <text:p text:style-name="First_20_paragraph"><text:span text:style-name="T1">Senior</text:span><text:span text:style-name="T2"> </text:span><text:span text:style-name="T3">Systems</text:span><text:span text:style-name="T4"> </text:span><text:span text:style-name="T5">Engineer</text:span> | May 2015 – present<text:line-break/><text:a xlink:type="simple" xlink:href="http://www.forensiq.com/" office:name=""><text:span text:style-name="Definition">Forensiq</text:span></text:a> New York, NY. (<text:a xlink:type="simple" xlink:href="https://www.impactradius.com/" office:name=""><text:span text:style-name="Definition">Impact Radius</text:span></text:a> as of July 2016 )</text:p>
      <text:p text:style-name="Text_20_body">– SRE for 350 servers in multiple global datacenters (98% CentOS 6.x)<text:line-break/>– Infrastructure management (DNS, System and Network Monitoring)<text:line-break/>– Build/Deploy with Ansible-Jenkins-Github<text:line-break/>– Ansible project lead/ Jenkins admin<text:line-break/>– Working towards CI with Automation engineer (Kubernetes)<text:line-break/>– Hiring remote and local engineers<text:line-break/>– Vendor relations (datacenters, service providers)</text:p>
      <text:p text:style-name="Text_20_body"><text:span text:style-name="T6">Systems</text:span><text:span text:style-name="T7"> </text:span><text:span text:style-name="T8">Engineer</text:span> | August 2014 – May 2015<text:line-break/><text:a xlink:type="simple" xlink:href="https://www.ondeck.com/" office:name=""><text:span text:style-name="Definition">OnDeck</text:span></text:a> New York, NY.</text:p>
      <text:p text:style-name="Text_20_body">– Linux System Administration (CentOS and Ubuntu)<text:line-break/>– Ansible configuration<text:line-break/>– Postgresql support</text:p>
      <text:p text:style-name="Text_20_body"><text:span text:style-name="T9">Operations</text:span><text:span text:style-name="T10"> </text:span><text:span text:style-name="T11">Engineer</text:span> | June 2010 – August 2014<text:line-break/><text:a xlink:type="simple" xlink:href="http://collective.com/main.html" office:name=""><text:span text:style-name="Definition">Collective</text:span></text:a> New York, NY.</text:p>
      <text:p text:style-name="Text_20_body">– General Linux System Administration – CentOS and Ubuntu<text:line-break/>– Datacenter management<text:line-break/>– Hadoop buildout and support<text:line-break/>– Netezza administration<text:line-break/>– Automation – Cobbler; Puppet; Razor; Ansible<text:line-break/>– DNS administration<text:line-break/>– Bash and Python scripting<text:line-break/>– git and github code management<text:line-break/>– monitoring with Nagios; Boundary; Circonus; Catchpoint</text:p>
      <text:p text:style-name="Text_20_body"><text:span text:style-name="T12">Systems</text:span><text:span text:style-name="T13"> </text:span><text:span text:style-name="T14">Administrator</text:span> | 2006 – 2010<text:line-break/><text:a xlink:type="simple" xlink:href="http://shipco.com/" office:name=""><text:span text:style-name="Definition">Shipco</text:span></text:a> Hoboken, NJ.</text:p>
      <text:p text:style-name="Text_20_body">– Linux and UNIX System Administration<text:line-break/>– Debian Firewall and Samba installation and configuration<text:line-break/>– backup management on 75 servers<text:line-break/>– Basic configuration and setup Cisco 26xx routers and HP Procurve 25xx switches<text:line-break/>– Organized and carried out Datacenter move of all company servers<text:line-break/>– Datacenter management<text:line-break/>– Responsible for purchasing and billing authorization<text:line-break/>– Help Desk Management for a 700 employee, 50 office global company</text:p>
      <text:p text:style-name="Text_20_body"><text:span text:style-name="T15">Junior</text:span><text:span text:style-name="T16"> </text:span><text:span text:style-name="T17">System</text:span><text:span text:style-name="T18"> </text:span><text:span text:style-name="T19">Administrator</text:span> | 2005 – 2006<text:line-break/><text:a xlink:type="simple" xlink:href="http://www.stevens.edu/sit/" office:name=""><text:span text:style-name="Definition">Stevens Institute of Technology</text:span></text:a>, Hoboken,NJ.</text:p>
      <text:p text:style-name="Text_20_body">While enrolled at Stevens in Computer Science I worked as a UNIX System Administrator in the NetBSD Computer lab as well as on a Beowulf Cluster.</text:p>
      <text:p text:style-name="Text_20_body"><text:span text:style-name="T20">Network</text:span><text:span text:style-name="T21"> </text:span><text:span text:style-name="T22">and</text:span><text:span text:style-name="T23"> </text:span><text:span text:style-name="T24">Systems</text:span><text:span text:style-name="T25"> </text:span><text:span text:style-name="T26">Administration</text:span><text:span text:style-name="T27"> </text:span><text:span text:style-name="T28">(independent</text:span><text:span text:style-name="T29"> </text:span><text:span text:style-name="T30">consultant)</text:span> | 2000 – 2005</text:p>
      <text:p text:style-name="Text_20_body">– Setup networks and practice management systems for lawfirms and veterinary clinics in NYC and Northern NJ.<text:line-break/>– Handled legal discovery/ litigation management for lawfirms.<text:line-break/>– website hosting on a RedHat server at Datapipe.</text:p>
      <text:h text:style-name="Heading_20_2" text:outline-level="2">Education</text:h>
      <text:p text:style-name="First_20_paragraph"><text:span text:style-name="T31">Degree</text:span><text:line-break/>– BA English, minor in Political Science from <text:a xlink:type="simple" xlink:href="http://www.rutgers.edu/" office:name=""><text:span text:style-name="Definition"><text:span text:style-name="T32">Rutgers</text:span><text:span text:style-name="T33"> </text:span><text:span text:style-name="T34">University,</text:span><text:span text:style-name="T35"> </text:span><text:span text:style-name="T36">New</text:span><text:span text:style-name="T37"> </text:span><text:span text:style-name="T38">Bruswick</text:span></text:span></text:a> (1992).</text:p>
      <text:p text:style-name="Text_20_body"><text:span text:style-name="T39">Non-matriculated</text:span><text:line-break/>– 40 credits Computer Science, <text:a xlink:type="simple" xlink:href="http://www.stevens.edu/sit/" office:name=""><text:span text:style-name="Definition"><text:span text:style-name="T40">Stevens</text:span><text:span text:style-name="T41"> </text:span><text:span text:style-name="T42">Institute</text:span><text:span text:style-name="T43"> </text:span><text:span text:style-name="T44">of</text:span><text:span text:style-name="T45"> </text:span><text:span text:style-name="T46">Technology</text:span></text:span></text:a>, Hoboken, NJ (2005-2006).<text:line-break/>– 48 credits Comparative Literature, PhD program, <text:a xlink:type="simple" xlink:href="http://www.nyu.edu/" office:name=""><text:span text:style-name="Definition"><text:span text:style-name="T47">NYU</text:span></text:span></text:a>, New York, NY (1993-1995).</text:p>
      <text:h text:style-name="Heading_20_2" text:outline-level="2">Additional Experience</text:h>
      <text:p text:style-name="First_20_paragraph">– 2016 | EMR license , <text:a xlink:type="simple" xlink:href="http://hobokenems.com/" office:name=""><text:span text:style-name="Definition"><text:span text:style-name="T48">Hoboken</text:span><text:span text:style-name="T49"> </text:span><text:span text:style-name="T50">Volunteer</text:span><text:span text:style-name="T51"> </text:span><text:span text:style-name="T52">Ambulance</text:span></text:span></text:a><text:line-break/>– 2014–present | middle school volunteer teacher (Scratch, Python), <text:a xlink:type="simple" xlink:href="http://www.ecsnj.org/" office:name=""><text:span text:style-name="Definition"><text:span text:style-name="T53">Elysian</text:span><text:span text:style-name="T54"> </text:span><text:span text:style-name="T55">Charter</text:span><text:span text:style-name="T56"> </text:span><text:span text:style-name="T57">School</text:span></text:span></text:a><text:line-break/>– 2013-2015 | technical volunteer, <text:a xlink:type="simple" xlink:href="http://www.milemesh.com/" office:name=""><text:span text:style-name="Definition"><text:span text:style-name="T58">Milemesh</text:span></text:span></text:a>.<text:line-break/>– 2012-present | emergency shelter and communications, <text:a xlink:type="simple" xlink:href="http://www.hobokencert.org/" office:name=""><text:span text:style-name="Definition"><text:span text:style-name="T59">Hoboken</text:span><text:span text:style-name="T60"> </text:span><text:span text:style-name="T61">CERT</text:span></text:span></text:a>.<text:line-break/>– 2004-2006 | webmaster; editor, <text:span text:style-name="T62">NonServiam</text:span><text:span text:style-name="T63"> </text:span><text:span text:style-name="T64">Press</text:span>.<text:line-break/>– 1999-2004 | webmaster; editor, <text:a xlink:type="simple" xlink:href="http://www.brooklynrail.org/" office:name=""><text:span text:style-name="Definition"><text:span text:style-name="T65">The</text:span><text:span text:style-name="T66"> </text:span><text:span text:style-name="T67">Brooklyn</text:span><text:span text:style-name="T68"> </text:span><text:span text:style-name="T69">Rail</text:span></text:span></text:a>.<text:line-break/>– 1995–1999 | curriculum dev; teaching manager <text:a xlink:type="simple" xlink:href="http://berlitz.co.kr/" office:name=""><text:span text:style-name="Definition"><text:span text:style-name="T70">Berlitz</text:span><text:span text:style-name="T71"> </text:span><text:span text:style-name="T72">Korea</text:span></text:span></text:a> Seoul, Korea.<text:line-break/>– 1989-1991 | prep cook; garde manger, <text:a xlink:type="simple" xlink:href="http://frogandpeach.com/" office:name=""><text:span text:style-name="Definition"><text:span text:style-name="T73">Frog</text:span><text:span text:style-name="T74"> </text:span><text:span text:style-name="T75">and</text:span><text:span text:style-name="T76"> </text:span><text:span text:style-name="T77">the</text:span><text:span text:style-name="T78"> </text:span><text:span text:style-name="T79">Peach</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